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2" svg:font-family="Mangal"/>
    <style:font-face style:name="OpenSymbol" svg:font-family="OpenSymbol, 'Arial Unicode MS'"/>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yriad Web Pro" svg:font-family="'Myriad Web Pro'" style:font-family-generic="swiss" style:font-pitch="variable"/>
    <style:font-face style:name="Myriad Web Pro Condensed" svg:font-family="'Myriad Web Pro Condense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Text_20_body">
      <style:paragraph-properties fo:margin-top="0in" fo:margin-bottom="0.1043in" style:line-height-at-least="0.2602in" fo:orphans="2" fo:widows="2"/>
    </style:style>
    <style:style style:name="P3" style:family="paragraph" style:parent-style-name="Text_20_body">
      <style:paragraph-properties fo:margin-top="0.1043in" fo:margin-bottom="0in" fo:line-height="120%" fo:text-align="center" style:justify-single-word="false"/>
      <style:text-properties fo:color="#000000" style:font-name="Myriad Web Pro" style:font-name-complex="Myriad Web Pro"/>
    </style:style>
    <style:style style:name="P4" style:family="paragraph" style:parent-style-name="Text_20_body">
      <style:paragraph-properties fo:margin-top="0in" fo:margin-bottom="0in" fo:line-height="120%" fo:text-align="center" style:justify-single-word="false"/>
      <style:text-properties fo:color="#000000" style:font-name="Myriad Web Pro" style:font-name-complex="Myriad Web Pro"/>
    </style:style>
    <style:style style:name="P5" style:family="paragraph" style:parent-style-name="Text_20_body">
      <style:paragraph-properties fo:margin-top="0in" fo:margin-bottom="0in" fo:text-align="start" style:justify-single-word="false"/>
      <style:text-properties fo:color="#000000" style:font-name="Myriad Web Pro" style:font-name-complex="Myriad Web Pro"/>
    </style:style>
    <style:style style:name="P6" style:family="paragraph" style:parent-style-name="Text_20_body">
      <style:paragraph-properties fo:margin-top="0in" fo:margin-bottom="0in" fo:text-align="center" style:justify-single-word="false"/>
    </style:style>
    <style:style style:name="P7" style:family="paragraph" style:parent-style-name="Text_20_body">
      <style:paragraph-properties fo:margin-left="0.5in" fo:margin-right="0.5in" fo:margin-top="0in" fo:margin-bottom="0.1201in" fo:text-indent="0in" style:auto-text-indent="false"/>
      <style:text-properties fo:color="#000000" style:font-name="Myriad Web Pro" fo:font-style="italic" style:font-style-asian="italic" style:font-name-complex="Myriad Web Pro" style:font-style-complex="italic"/>
    </style:style>
    <style:style style:name="P8" style:family="paragraph" style:parent-style-name="Text_20_body" style:master-page-name="">
      <style:paragraph-properties fo:margin-left="0.2in" fo:margin-right="0.5in" fo:margin-top="0in" fo:margin-bottom="0.0835in" fo:text-align="start" style:justify-single-word="false" fo:orphans="0" fo:widows="0" fo:hyphenation-ladder-count="no-limit" fo:text-indent="0in" style:auto-text-indent="false" style:page-number="auto" style:text-autospace="none" style:writing-mode="lr-tb"/>
      <style:text-properties fo:color="#333333" style:font-name="Myriad Web Pro" fo:font-size="14pt" fo:font-style="normal" fo:font-weight="normal" style:font-size-asian="14pt" style:font-style-asian="normal" style:font-weight-asian="normal" style:font-name-complex="Myriad Web Pro" style:font-size-complex="14pt" style:font-style-complex="normal" style:font-weight-complex="normal" fo:hyphenate="false" fo:hyphenation-remain-char-count="2" fo:hyphenation-push-char-count="2"/>
    </style:style>
    <style:style style:name="P9" style:family="paragraph" style:parent-style-name="Text_20_body" style:master-page-name="">
      <style:paragraph-properties fo:margin-left="0in" fo:margin-right="0in" fo:margin-top="0in" fo:margin-bottom="0.1201in" fo:text-align="start" style:justify-single-word="false" fo:orphans="0" fo:widows="0" fo:hyphenation-ladder-count="no-limit" fo:text-indent="0in" style:auto-text-indent="false" style:page-number="auto" style:text-autospace="none" style:writing-mode="lr-tb"/>
      <style:text-properties fo:color="#000000" style:font-name="Myriad Web Pro" fo:font-size="16pt" fo:font-weight="bold" style:font-size-asian="16pt" style:font-weight-asian="bold" style:font-name-complex="Myriad Web Pro" style:font-size-complex="16pt" style:font-weight-complex="bold" fo:hyphenate="false" fo:hyphenation-remain-char-count="2" fo:hyphenation-push-char-count="2"/>
    </style:style>
    <style:style style:name="P10" style:family="paragraph" style:parent-style-name="Text_20_body" style:master-page-name="">
      <style:paragraph-properties fo:margin-left="0.2in" fo:margin-right="0in" fo:margin-top="0.2083in" fo:margin-bottom="0.0417in" fo:line-height="120%" fo:text-align="start" style:justify-single-word="false" fo:orphans="0" fo:widows="0" fo:hyphenation-ladder-count="no-limit" fo:text-indent="0in" style:auto-text-indent="false" style:page-number="auto" style:text-autospace="none" style:writing-mode="lr-tb"/>
      <style:text-properties fo:color="#333333" style:font-name="Myriad Web Pro" fo:font-size="14pt" fo:font-weight="normal" style:font-size-asian="14pt" style:font-weight-asian="normal" style:font-name-complex="Myriad Web Pro" style:font-size-complex="14pt" style:font-weight-complex="normal" fo:hyphenate="false" fo:hyphenation-remain-char-count="2" fo:hyphenation-push-char-count="2"/>
    </style:style>
    <style:style style:name="P11" style:family="paragraph" style:parent-style-name="Text_20_body">
      <style:paragraph-properties fo:margin-top="0in" fo:margin-bottom="0.1201in" fo:text-align="start" style:justify-single-word="false"/>
      <style:text-properties fo:color="#000000" style:font-name="Myriad Web Pro" fo:font-size="16pt" fo:font-weight="bold" style:font-size-asian="16pt" style:font-weight-asian="bold" style:font-name-complex="Myriad Web Pro" style:font-size-complex="16pt" style:font-weight-complex="bold"/>
    </style:style>
    <style:style style:name="P12" style:family="paragraph" style:parent-style-name="Text_20_body">
      <style:paragraph-properties fo:margin-top="0.3126in" fo:margin-bottom="0.0835in" fo:line-height="120%" fo:text-align="center" style:justify-single-word="false"/>
      <style:text-properties fo:color="#000000" style:font-name="Myriad Web Pro" fo:font-size="16pt" fo:font-weight="bold" style:font-size-asian="16pt" style:font-weight-asian="bold" style:font-name-complex="Myriad Web Pro" style:font-size-complex="16pt" style:font-weight-complex="bold"/>
    </style:style>
    <style:style style:name="P13" style:family="paragraph" style:parent-style-name="Text_20_body" style:list-style-name="WW8Num2">
      <style:paragraph-properties fo:margin-left="0.4909in" fo:margin-right="0in" fo:margin-top="0in" fo:margin-bottom="0in" fo:line-height="120%" fo:text-indent="-0.1965in" style:auto-text-indent="false">
        <style:tab-stops>
          <style:tab-stop style:position="0.4909in"/>
        </style:tab-stops>
      </style:paragraph-properties>
    </style:style>
    <style:style style:name="P14" style:family="paragraph" style:parent-style-name="Text_20_body" style:list-style-name="WW8Num6">
      <style:paragraph-properties fo:margin-left="0.4909in" fo:margin-right="0in" fo:margin-top="0in" fo:margin-bottom="0in" fo:line-height="120%" fo:text-indent="-0.1965in" style:auto-text-indent="false">
        <style:tab-stops>
          <style:tab-stop style:position="0.4909in"/>
        </style:tab-stops>
      </style:paragraph-properties>
    </style:style>
    <style:style style:name="P15" style:family="paragraph" style:parent-style-name="Text_20_body" style:list-style-name="WW8Num2">
      <style:paragraph-properties fo:margin-left="0.4909in" fo:margin-right="0in" fo:margin-top="0in" fo:margin-bottom="0in" fo:line-height="120%" fo:text-indent="-0.1965in" style:auto-text-indent="false">
        <style:tab-stops>
          <style:tab-stop style:position="0.4909in"/>
        </style:tab-stops>
      </style:paragraph-properties>
      <style:text-properties fo:color="#000000" style:font-name="Myriad Web Pro" style:font-name-complex="Myriad Web Pro"/>
    </style:style>
    <style:style style:name="P16" style:family="paragraph" style:parent-style-name="Text_20_body" style:list-style-name="WW8Num3">
      <style:paragraph-properties fo:margin-left="0.4909in" fo:margin-right="0in" fo:margin-top="0in" fo:margin-bottom="0in" fo:line-height="120%" fo:text-indent="-0.1965in" style:auto-text-indent="false">
        <style:tab-stops>
          <style:tab-stop style:position="0.4909in"/>
        </style:tab-stops>
      </style:paragraph-properties>
      <style:text-properties fo:color="#000000" style:font-name="Myriad Web Pro" style:font-name-complex="Myriad Web Pro"/>
    </style:style>
    <style:style style:name="P17" style:family="paragraph" style:parent-style-name="Text_20_body" style:list-style-name="WW8Num4">
      <style:paragraph-properties fo:margin-left="0.4909in" fo:margin-right="0in" fo:margin-top="0in" fo:margin-bottom="0in" fo:line-height="120%" fo:text-indent="-0.1965in" style:auto-text-indent="false">
        <style:tab-stops>
          <style:tab-stop style:position="0.4909in"/>
        </style:tab-stops>
      </style:paragraph-properties>
      <style:text-properties fo:color="#000000" style:font-name="Myriad Web Pro" style:font-name-complex="Myriad Web Pro"/>
    </style:style>
    <style:style style:name="P18" style:family="paragraph" style:parent-style-name="Text_20_body" style:list-style-name="WW8Num5">
      <style:paragraph-properties fo:margin-left="0.4909in" fo:margin-right="0in" fo:margin-top="0in" fo:margin-bottom="0in" fo:line-height="120%" fo:text-indent="-0.1965in" style:auto-text-indent="false">
        <style:tab-stops>
          <style:tab-stop style:position="0.4909in"/>
        </style:tab-stops>
      </style:paragraph-properties>
      <style:text-properties fo:color="#000000" style:font-name="Myriad Web Pro" style:font-name-complex="Myriad Web Pro"/>
    </style:style>
    <style:style style:name="P19" style:family="paragraph" style:parent-style-name="Text_20_body" style:list-style-name="WW8Num7">
      <style:paragraph-properties fo:margin-left="0.4909in" fo:margin-right="0in" fo:margin-top="0in" fo:margin-bottom="0in" fo:line-height="120%" fo:text-indent="-0.1965in" style:auto-text-indent="false">
        <style:tab-stops>
          <style:tab-stop style:position="0.4909in"/>
        </style:tab-stops>
      </style:paragraph-properties>
      <style:text-properties fo:color="#000000" style:font-name="Myriad Web Pro" style:font-name-complex="Myriad Web Pro"/>
    </style:style>
    <style:style style:name="P20" style:family="paragraph" style:parent-style-name="Text_20_body" style:list-style-name="WW8Num2">
      <style:paragraph-properties fo:margin-top="0in" fo:margin-bottom="0in" fo:line-height="120%">
        <style:tab-stops>
          <style:tab-stop style:position="0.4909in"/>
        </style:tab-stops>
      </style:paragraph-properties>
      <style:text-properties fo:color="#000000" style:font-name="Myriad Web Pro" style:font-name-complex="Myriad Web Pro"/>
    </style:style>
    <style:style style:name="P21" style:family="paragraph" style:parent-style-name="Text_20_body" style:master-page-name="Standard">
      <style:paragraph-properties fo:margin-top="0in" fo:margin-bottom="0.0598in" fo:text-align="center" style:justify-single-word="false" style:page-number="auto"/>
    </style:style>
    <style:style style:name="T1" style:family="text">
      <style:text-properties fo:font-variant="normal" fo:text-transform="none" fo:color="#333333" style:font-name="Times New Roman" fo:font-size="12pt" fo:letter-spacing="normal" fo:font-style="normal" fo:font-weight="normal" style:font-size-asian="12pt" style:font-style-asian="normal" style:font-weight-asian="normal" style:font-name-complex="Times New Roman" style:font-size-complex="12pt"/>
    </style:style>
    <style:style style:name="T2" style:family="text">
      <style:text-properties fo:font-variant="normal" fo:text-transform="none" fo:color="#333333" style:text-position="super 58%" style:font-name="Times New Roman" fo:font-size="12pt" fo:letter-spacing="normal" fo:font-style="normal" fo:font-weight="normal" style:font-size-asian="12pt" style:font-style-asian="normal" style:font-weight-asian="normal" style:font-name-complex="Times New Roman" style:font-size-complex="12pt"/>
    </style:style>
    <style:style style:name="T3" style:family="text">
      <style:text-properties fo:font-variant="normal" fo:text-transform="none" fo:color="#333333" style:text-position="super 58%" style:font-name="Myriad Web Pro Condensed" fo:font-size="12pt" fo:letter-spacing="normal" fo:font-style="normal" fo:font-weight="normal" style:font-size-asian="12pt" style:font-style-asian="normal" style:font-weight-asian="normal" style:font-name-complex="Times New Roman" style:font-size-complex="12pt"/>
    </style:style>
    <style:style style:name="T4" style:family="text">
      <style:text-properties fo:font-variant="normal" fo:text-transform="none" fo:color="#333333" style:font-name="Myriad Web Pro Condensed" fo:font-size="12pt" fo:letter-spacing="normal" fo:font-style="normal" fo:font-weight="normal" style:font-size-asian="12pt" style:font-style-asian="normal" style:font-weight-asian="normal" style:font-name-complex="Times New Roman" style:font-size-complex="12pt"/>
    </style:style>
    <style:style style:name="T5" style:family="text">
      <style:text-properties fo:font-variant="normal" fo:text-transform="none" fo:color="#333333" style:font-name="Myriad Web Pro Condensed" fo:font-size="12pt" fo:letter-spacing="normal" fo:font-style="normal" fo:font-weight="normal" style:font-size-asian="12pt" style:font-style-asian="normal" style:font-weight-asian="normal" style:font-name-complex="Myriad Web Pro" style:font-size-complex="12pt"/>
    </style:style>
    <style:style style:name="T6" style:family="text">
      <style:text-properties fo:font-variant="normal" fo:text-transform="none" fo:color="#000000" style:font-name="Times New Roman" fo:font-size="12pt" fo:letter-spacing="normal" fo:font-style="normal" fo:font-weight="bold" style:font-size-asian="12pt" style:font-style-asian="normal" style:font-weight-asian="bold" style:font-name-complex="Times New Roman"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9" style:family="text">
      <style:text-properties fo:font-variant="normal" fo:text-transform="none" fo:color="#1155cc" style:text-line-through-style="none" style:font-name="Myriad Web Pro" fo:font-size="12pt" fo:language="zxx" fo:country="none" fo:font-style="normal" style:text-underline-style="solid" style:text-underline-width="auto" style:text-underline-color="font-color" fo:font-weight="normal" style:font-size-asian="12pt" style:language-asian="zxx" style:country-asian="none" style:font-style-asian="normal" style:font-weight-asian="normal" style:font-name-complex="Myriad Web Pro" style:font-style-complex="normal" style:font-weight-complex="normal"/>
    </style:style>
    <style:style style:name="T10" style:family="text">
      <style:text-properties fo:color="#000000" style:font-name="Myriad Web Pro" style:font-name-complex="Myriad Web Pro"/>
    </style:style>
    <style:style style:name="T11" style:family="text">
      <style:text-properties fo:color="#000000" style:font-name="Myriad Web Pro" fo:font-weight="normal" style:font-weight-asian="normal" style:font-name-complex="Myriad Web Pro" style:font-weight-complex="normal"/>
    </style:style>
    <style:style style:name="T12" style:family="text">
      <style:text-properties fo:color="#000000" style:font-name="Myriad Web Pro" fo:font-size="22pt" fo:font-weight="bold" style:font-size-asian="22pt" style:font-weight-asian="bold" style:font-name-complex="Myriad Web Pro" style:font-size-complex="2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2">Tor Nelson</text:span></text:p>
      <text:p text:style-name="P6"><text:span text:style-name="Strong_20_Emphasis"><text:span text:style-name="T4"><text:s/></text:span></text:span><text:span text:style-name="Strong_20_Emphasis"><text:span text:style-name="T5">tor.nelson@gmail.com :: (425) 686 – 8842 :: </text:span></text:span><text:span text:style-name="Strong_20_Emphasis"><text:span text:style-name="T4">2842 NE 180</text:span></text:span><text:span text:style-name="Strong_20_Emphasis"><text:span text:style-name="T3">th</text:span></text:span><text:span text:style-name="Strong_20_Emphasis"><text:span text:style-name="T4"> Pl., Lake Forest Park, WA 98155</text:span></text:span></text:p>
      <text:p text:style-name="P5"><text:s/></text:p>
      <text:p text:style-name="P11">Summary</text:p>
      <text:p text:style-name="P7">For the last several years, I've taken advantage of the growth in online education to acquire a range of skills relevant to technical product development, as well as refine a personal development practice applicable to executive coaching and organizational development. I'm looking to join an organization with an inspiring mission where my talents can make valuable contributions to their products, processes, and culture.</text:p>
      <text:p text:style-name="P9"><text:bookmark text:name="docs-internal-guid-4788d888-9891-31c6-a8"/>Skills</text:p>
      <text:p text:style-name="P8">Project Management</text:p>
      <text:list xml:id="list6927984654516503713" text:style-name="WW8Num2">
        <text:list-item>
          <text:p text:style-name="P13"><text:span text:style-name="T11">Invented a biomedical device</text:span><text:span text:style-name="T10">, characterized the material composition for patent application, and lead the development of a manufacturing process. </text:span></text:p>
        </text:list-item>
        <text:list-item>
          <text:p text:style-name="P15">Participated in the planning and execution of events with up to 2000 attendees, including logistics, risk management, and recruiting for teams. </text:p>
        </text:list-item>
        <text:list-item>
          <text:p text:style-name="P15">Extensive study of business development and project management practices, including Design Thinking, Lean, and Agile approaches.</text:p>
        </text:list-item>
        <text:list-item>
          <text:p text:style-name="P20">Management experience with small groups in diverse contexts. </text:p>
        </text:list-item>
        <text:list-item>
          <text:p text:style-name="P15">Thorough knowledge of productivity strategies and personal development practices.</text:p>
        </text:list-item>
        <text:list-item>
          <text:p text:style-name="P15">Skilled analytic and decision making abilities facilitated by processes to guide thinking, mental models, and strategies for mitigating the effects of cognitive bias.</text:p>
        </text:list-item>
      </text:list>
      <text:p text:style-name="P10">Data Science</text:p>
      <text:list xml:id="list2108904097423113698" text:style-name="WW8Num3">
        <text:list-item>
          <text:p text:style-name="P16">Experience designing and conducting scientific experiments. </text:p>
        </text:list-item>
        <text:list-item>
          <text:p text:style-name="P16">Proficient using R to process data, perform exploratory data analysis, and build <text:s/>statistical models employing a variety of techniques (linear regression, logistic regression, classification and regression trees, clustering, etc.) </text:p>
        </text:list-item>
        <text:list-item>
          <text:p text:style-name="P16">Mathematical background in statistics, probability, game theory, graphical models, linear algebra, and calculus.</text:p>
        </text:list-item>
      </text:list>
      <text:p text:style-name="P10">Programming</text:p>
      <text:list xml:id="list5595539944507108552" text:style-name="WW8Num4">
        <text:list-item>
          <text:p text:style-name="P17">Experience working with Python, Ruby, Javascript, R, Racket, and other languages. Also familiar with HTML, CSS, SQL, and git. </text:p>
        </text:list-item>
        <text:list-item>
          <text:p text:style-name="P17">Studied algorithms, data structures, computer architecture, and automata theory. Familiar with object oriented and functional programming styles. </text:p>
        </text:list-item>
        <text:list-item>
          <text:p text:style-name="P17">Partial to methodical approaches to programming, such as in Test Driven Development and Systematic Program Design. Appreciative of clean code and tidy data.</text:p>
        </text:list-item>
      </text:list>
      <text:p text:style-name="P10"><text:soft-page-break/>Design</text:p>
      <text:list xml:id="list2330811695699263541" text:style-name="WW8Num5">
        <text:list-item>
          <text:p text:style-name="P18">Familiar with user experience design practices.</text:p>
        </text:list-item>
        <text:list-item>
          <text:p text:style-name="P18">Able to devise solutions informed by behavioral economics, cognitive psychology, and gamification strategies.</text:p>
        </text:list-item>
        <text:list-item>
          <text:p text:style-name="P18">Regularly produced digital and printed visual media for promotional purposes.</text:p>
        </text:list-item>
      </text:list>
      <text:list xml:id="list5258408632341662633" text:style-name="WW8Num6">
        <text:list-item>
          <text:p text:style-name="P14"><text:span text:style-name="T10">Refined a personal knowledge management system, including curating content into an evolving information architecture. <text:s/>The collections have drawn over 100,000 views to date. </text:span><text:a xlink:type="simple" xlink:href="http://www.pearltrees.com/tor.nelson" text:style-name="Internet_20_link" text:visited-style-name="Visited_20_Internet_20_Link"><text:span text:style-name="Internet_20_link"><text:span text:style-name="T9">http://www.pearltrees.com/tor.nelson</text:span></text:span></text:a></text:p>
        </text:list-item>
      </text:list>
      <text:p text:style-name="P10">Communication</text:p>
      <text:list xml:id="list1590491041632141914" text:style-name="WW8Num7">
        <text:list-item>
          <text:p text:style-name="P19">Experience with customer service, sales and negotiation. Familiar with negotiation strategy and contract law. </text:p>
        </text:list-item>
        <text:list-item>
          <text:p text:style-name="P19">Provided product support for numerous highly technical products.</text:p>
        </text:list-item>
        <text:list-item>
          <text:p text:style-name="P19">Produced technical reports detailing scientific research. Documented standard operating procedures developed in the course of conducting original research. </text:p>
        </text:list-item>
        <text:list-item>
          <text:p text:style-name="P19">Study of languaging (including subjects like logic, rhetoric, poetry, and storytelling) facilitates varying communication style to suit a context or objective. </text:p>
        </text:list-item>
        <text:list-item>
          <text:p text:style-name="P19">Experience mediating disputes employing non-violent communication.</text:p>
        </text:list-item>
        <text:list-item>
          <text:p text:style-name="P19">Interviewed hundreds of people for cultural fit in the context of a shared living situation. Uncommon experience shaping and adapting to cultural dynamics.</text:p>
        </text:list-item>
      </text:list>
      <text:p text:style-name="P12">Work History</text:p>
      <text:p text:style-name="P3">Property Manager, Self-Employed — 3 / 2005 - 5 / 2016</text:p>
      <text:p text:style-name="P3">Analog Vending, Owner and Operator — 10 / 2006 - 9 / 2010</text:p>
      <text:p text:style-name="P3">Professional Audio Technician, Self-Employed — 11 / 2004 - 9 / 2008</text:p>
      <text:p text:style-name="P3">Department Manager, Guitar Center, Inc. — 11 / 2002 - 5 / 2005</text:p>
      <text:p text:style-name="P3">Research Associate, Vanson, Inc. — 3 / 1999 - 7 / 2001</text:p>
      <text:p text:style-name="P12">Education</text:p>
      <text:p text:style-name="P3">Bachelor of Science, Molecular Biology and Biochemistry</text:p>
      <text:p text:style-name="P4">The Evergreen State College, 1998</text:p>
      <text:p text:style-name="P4"><text:line-break/>Computer Science, Mathematics, Data Science, Design, Business</text:p>
      <text:p text:style-name="P4">Online Education through Coursera, Ed-X, Udacity, and other sources, 2012 - Pre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2" svg:font-family="Mangal"/>
    <style:font-face style:name="OpenSymbol" svg:font-family="OpenSymbol, 'Arial Unicode MS'"/>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yriad Web Pro" svg:font-family="'Myriad Web Pro'" style:font-family-generic="swiss" style:font-pitch="variable"/>
    <style:font-face style:name="Myriad Web Pro Condensed" svg:font-family="'Myriad Web Pro Condense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writing-mode="lr-tb"/>
      <style:text-properties style:use-window-font-color="true" style:font-name="Times New Roman" fo:font-size="12pt" fo:language="en" fo:country="US" style:letter-kerning="true" style:font-name-asian="Mangal1" style:font-size-asian="12pt" style:language-asian="zh" style:country-asian="C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autospace="none"/>
      <style:text-properties style:font-name="Arial" fo:font-size="14pt" style:letter-kerning="true" style:font-size-asian="14pt" style:font-name-complex="Microsoft YaHei"/>
    </style:style>
    <style:style style:name="Text_20_body" style:display-name="Text body" style:family="paragraph" style:parent-style-name="Standard" style:class="text">
      <style:paragraph-properties fo:margin-top="0in" fo:margin-bottom="0.0835in" style:text-autospace="none"/>
      <style:text-properties style:letter-kerning="true" style:font-name-asian="Times New Roman" style:font-name-complex="Times New Roman"/>
    </style:style>
    <style:style style:name="List" style:family="paragraph" style:parent-style-name="Text_20_body" style:class="list">
      <style:text-properties style:font-name-asian="Mangal2"/>
    </style:style>
    <style:style style:name="Caption" style:family="paragraph" style:parent-style-name="Standard" style:class="extra">
      <style:paragraph-properties fo:margin-top="0.0835in" fo:margin-bottom="0.0835in" style:text-autospace="none"/>
      <style:text-properties fo:font-style="italic" style:letter-kerning="true" style:font-name-asian="Mangal2" style:font-style-asian="italic" style:font-name-complex="Times New Roman" style:font-style-complex="italic"/>
    </style:style>
    <style:style style:name="Index" style:family="paragraph" style:parent-style-name="Standard" style:class="index">
      <style:paragraph-properties style:text-autospace="none"/>
      <style:text-properties style:letter-kerning="true" style:font-name-asian="Mangal2" style:font-name-complex="Times New Roman"/>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asian="OpenSymbol"/>
    </style:style>
    <style:style style:name="RTF_5f_Num_20_3_20_2" style:display-name="RTF_Num 3 2" style:family="text">
      <style:text-properties style:font-name-asian="OpenSymbol"/>
    </style:style>
    <style:style style:name="RTF_5f_Num_20_3_20_3" style:display-name="RTF_Num 3 3" style:family="text">
      <style:text-properties style:font-name-asian="OpenSymbol"/>
    </style:style>
    <style:style style:name="RTF_5f_Num_20_3_20_4" style:display-name="RTF_Num 3 4" style:family="text">
      <style:text-properties style:font-name-asian="OpenSymbol"/>
    </style:style>
    <style:style style:name="RTF_5f_Num_20_3_20_5" style:display-name="RTF_Num 3 5" style:family="text">
      <style:text-properties style:font-name-asian="OpenSymbol"/>
    </style:style>
    <style:style style:name="RTF_5f_Num_20_3_20_6" style:display-name="RTF_Num 3 6" style:family="text">
      <style:text-properties style:font-name-asian="OpenSymbol"/>
    </style:style>
    <style:style style:name="RTF_5f_Num_20_3_20_7" style:display-name="RTF_Num 3 7" style:family="text">
      <style:text-properties style:font-name-asian="OpenSymbol"/>
    </style:style>
    <style:style style:name="RTF_5f_Num_20_3_20_8" style:display-name="RTF_Num 3 8" style:family="text">
      <style:text-properties style:font-name-asian="OpenSymbol"/>
    </style:style>
    <style:style style:name="RTF_5f_Num_20_3_20_9" style:display-name="RTF_Num 3 9" style:family="text">
      <style:text-properties style:font-name-asian="OpenSymbol"/>
    </style:style>
    <style:style style:name="RTF_5f_Num_20_4_20_1" style:display-name="RTF_Num 4 1" style:family="text">
      <style:text-properties style:font-name-asian="OpenSymbol"/>
    </style:style>
    <style:style style:name="RTF_5f_Num_20_4_20_2" style:display-name="RTF_Num 4 2" style:family="text">
      <style:text-properties style:font-name-asian="OpenSymbol"/>
    </style:style>
    <style:style style:name="RTF_5f_Num_20_4_20_3" style:display-name="RTF_Num 4 3" style:family="text">
      <style:text-properties style:font-name-asian="OpenSymbol"/>
    </style:style>
    <style:style style:name="RTF_5f_Num_20_4_20_4" style:display-name="RTF_Num 4 4" style:family="text">
      <style:text-properties style:font-name-asian="OpenSymbol"/>
    </style:style>
    <style:style style:name="RTF_5f_Num_20_4_20_5" style:display-name="RTF_Num 4 5" style:family="text">
      <style:text-properties style:font-name-asian="OpenSymbol"/>
    </style:style>
    <style:style style:name="RTF_5f_Num_20_4_20_6" style:display-name="RTF_Num 4 6" style:family="text">
      <style:text-properties style:font-name-asian="OpenSymbol"/>
    </style:style>
    <style:style style:name="RTF_5f_Num_20_4_20_7" style:display-name="RTF_Num 4 7" style:family="text">
      <style:text-properties style:font-name-asian="OpenSymbol"/>
    </style:style>
    <style:style style:name="RTF_5f_Num_20_4_20_8" style:display-name="RTF_Num 4 8" style:family="text">
      <style:text-properties style:font-name-asian="OpenSymbol"/>
    </style:style>
    <style:style style:name="RTF_5f_Num_20_4_20_9" style:display-name="RTF_Num 4 9" style:family="text">
      <style:text-properties style:font-name-asian="OpenSymbol"/>
    </style:style>
    <style:style style:name="RTF_5f_Num_20_5_20_1" style:display-name="RTF_Num 5 1" style:family="text">
      <style:text-properties style:font-name-asian="OpenSymbol"/>
    </style:style>
    <style:style style:name="RTF_5f_Num_20_5_20_2" style:display-name="RTF_Num 5 2" style:family="text">
      <style:text-properties style:font-name-asian="OpenSymbol"/>
    </style:style>
    <style:style style:name="RTF_5f_Num_20_5_20_3" style:display-name="RTF_Num 5 3" style:family="text">
      <style:text-properties style:font-name-asian="OpenSymbol"/>
    </style:style>
    <style:style style:name="RTF_5f_Num_20_5_20_4" style:display-name="RTF_Num 5 4" style:family="text">
      <style:text-properties style:font-name-asian="OpenSymbol"/>
    </style:style>
    <style:style style:name="RTF_5f_Num_20_5_20_5" style:display-name="RTF_Num 5 5" style:family="text">
      <style:text-properties style:font-name-asian="OpenSymbol"/>
    </style:style>
    <style:style style:name="RTF_5f_Num_20_5_20_6" style:display-name="RTF_Num 5 6" style:family="text">
      <style:text-properties style:font-name-asian="OpenSymbol"/>
    </style:style>
    <style:style style:name="RTF_5f_Num_20_5_20_7" style:display-name="RTF_Num 5 7" style:family="text">
      <style:text-properties style:font-name-asian="OpenSymbol"/>
    </style:style>
    <style:style style:name="RTF_5f_Num_20_5_20_8" style:display-name="RTF_Num 5 8" style:family="text">
      <style:text-properties style:font-name-asian="OpenSymbol"/>
    </style:style>
    <style:style style:name="RTF_5f_Num_20_5_20_9" style:display-name="RTF_Num 5 9" style:family="text">
      <style:text-properties style:font-name-asian="OpenSymbol"/>
    </style:style>
    <style:style style:name="RTF_5f_Num_20_6_20_1" style:display-name="RTF_Num 6 1" style:family="text">
      <style:text-properties style:font-name-asian="OpenSymbol"/>
    </style:style>
    <style:style style:name="RTF_5f_Num_20_6_20_2" style:display-name="RTF_Num 6 2" style:family="text">
      <style:text-properties style:font-name-asian="OpenSymbol"/>
    </style:style>
    <style:style style:name="RTF_5f_Num_20_6_20_3" style:display-name="RTF_Num 6 3" style:family="text">
      <style:text-properties style:font-name-asian="OpenSymbol"/>
    </style:style>
    <style:style style:name="RTF_5f_Num_20_6_20_4" style:display-name="RTF_Num 6 4" style:family="text">
      <style:text-properties style:font-name-asian="OpenSymbol"/>
    </style:style>
    <style:style style:name="RTF_5f_Num_20_6_20_5" style:display-name="RTF_Num 6 5" style:family="text">
      <style:text-properties style:font-name-asian="OpenSymbol"/>
    </style:style>
    <style:style style:name="RTF_5f_Num_20_6_20_6" style:display-name="RTF_Num 6 6" style:family="text">
      <style:text-properties style:font-name-asian="OpenSymbol"/>
    </style:style>
    <style:style style:name="RTF_5f_Num_20_6_20_7" style:display-name="RTF_Num 6 7" style:family="text">
      <style:text-properties style:font-name-asian="OpenSymbol"/>
    </style:style>
    <style:style style:name="RTF_5f_Num_20_6_20_8" style:display-name="RTF_Num 6 8" style:family="text">
      <style:text-properties style:font-name-asian="OpenSymbol"/>
    </style:style>
    <style:style style:name="RTF_5f_Num_20_6_20_9" style:display-name="RTF_Num 6 9" style:family="text">
      <style:text-properties style:font-name-asian="OpenSymbol"/>
    </style:style>
    <style:style style:name="RTF_5f_Num_20_7_20_1" style:display-name="RTF_Num 7 1" style:family="text">
      <style:text-properties style:font-name-asian="OpenSymbol"/>
    </style:style>
    <style:style style:name="RTF_5f_Num_20_7_20_2" style:display-name="RTF_Num 7 2" style:family="text">
      <style:text-properties style:font-name-asian="OpenSymbol"/>
    </style:style>
    <style:style style:name="RTF_5f_Num_20_7_20_3" style:display-name="RTF_Num 7 3" style:family="text">
      <style:text-properties style:font-name-asian="OpenSymbol"/>
    </style:style>
    <style:style style:name="RTF_5f_Num_20_7_20_4" style:display-name="RTF_Num 7 4" style:family="text">
      <style:text-properties style:font-name-asian="OpenSymbol"/>
    </style:style>
    <style:style style:name="RTF_5f_Num_20_7_20_5" style:display-name="RTF_Num 7 5" style:family="text">
      <style:text-properties style:font-name-asian="OpenSymbol"/>
    </style:style>
    <style:style style:name="RTF_5f_Num_20_7_20_6" style:display-name="RTF_Num 7 6" style:family="text">
      <style:text-properties style:font-name-asian="OpenSymbol"/>
    </style:style>
    <style:style style:name="RTF_5f_Num_20_7_20_7" style:display-name="RTF_Num 7 7" style:family="text">
      <style:text-properties style:font-name-asian="OpenSymbol"/>
    </style:style>
    <style:style style:name="RTF_5f_Num_20_7_20_8" style:display-name="RTF_Num 7 8" style:family="text">
      <style:text-properties style:font-name-asian="OpenSymbol"/>
    </style:style>
    <style:style style:name="RTF_5f_Num_20_7_20_9" style:display-name="RTF_Num 7 9" style:family="text">
      <style:text-properties style:font-name-asian="OpenSymbol"/>
    </style:style>
    <style:style style:name="RTF_5f_Num_20_8_20_1" style:display-name="RTF_Num 8 1" style:family="text">
      <style:text-properties style:font-name-asian="OpenSymbol"/>
    </style:style>
    <style:style style:name="RTF_5f_Num_20_8_20_2" style:display-name="RTF_Num 8 2" style:family="text">
      <style:text-properties style:font-name-asian="OpenSymbol"/>
    </style:style>
    <style:style style:name="RTF_5f_Num_20_8_20_3" style:display-name="RTF_Num 8 3" style:family="text">
      <style:text-properties style:font-name-asian="OpenSymbol"/>
    </style:style>
    <style:style style:name="RTF_5f_Num_20_8_20_4" style:display-name="RTF_Num 8 4" style:family="text">
      <style:text-properties style:font-name-asian="OpenSymbol"/>
    </style:style>
    <style:style style:name="RTF_5f_Num_20_8_20_5" style:display-name="RTF_Num 8 5" style:family="text">
      <style:text-properties style:font-name-asian="OpenSymbol"/>
    </style:style>
    <style:style style:name="RTF_5f_Num_20_8_20_6" style:display-name="RTF_Num 8 6" style:family="text">
      <style:text-properties style:font-name-asian="OpenSymbol"/>
    </style:style>
    <style:style style:name="RTF_5f_Num_20_8_20_7" style:display-name="RTF_Num 8 7" style:family="text">
      <style:text-properties style:font-name-asian="OpenSymbol"/>
    </style:style>
    <style:style style:name="RTF_5f_Num_20_8_20_8" style:display-name="RTF_Num 8 8" style:family="text">
      <style:text-properties style:font-name-asian="OpenSymbol"/>
    </style:style>
    <style:style style:name="RTF_5f_Num_20_8_20_9" style:display-name="RTF_Num 8 9" style:family="text">
      <style:text-properties style:font-name-asian="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r Nelson</meta:initial-creator>
    <meta:creation-date>2017-02-24T21:13:00</meta:creation-date>
    <dc:date>2017-03-26T02:54:55.68</dc:date>
    <meta:editing-duration>P2171DT11H6M52S</meta:editing-duration>
    <meta:generator>OpenOffice/4.1.2$Win32 OpenOffice.org_project/412m3$Build-9782</meta:generator>
    <dc:creator>Tor Nelson</dc:creator>
    <meta:editing-cycles>10</meta:editing-cycles>
    <meta:document-statistic meta:table-count="0" meta:image-count="0" meta:object-count="0" meta:page-count="2" meta:paragraph-count="44" meta:word-count="553" meta:character-count="3877"/>
  </office:meta>
</office:document-meta>
</file>